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  <style:text-properties style:font-name="Roboto" style:font-name-asian="Roboto1" style:font-name-complex="Roboto1" fo:background-color="#ffffff"/>
    </style:style>
    <style:style style:name="P2" style:family="paragraph" style:parent-style-name="Standard">
      <loext:graphic-properties draw:fill="solid" draw:fill-color="#ffffff"/>
      <style:paragraph-properties fo:background-color="#ffffff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5" style:family="paragraph" style:parent-style-name="Standard" style:list-style-name="WWNum2">
      <style:paragraph-properties fo:margin-left="1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Roboto" style:font-name-asian="Roboto1" style:font-name-complex="Roboto1" fo:background-color="#ffffff"/>
    </style:style>
    <style:style style:name="P8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style:font-name="Roboto" style:font-name-asian="Roboto1" style:font-name-complex="Roboto1" fo:background-color="#ffffff"/>
    </style:style>
    <style:style style:name="P9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</style:style>
    <style:style style:name="P10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</style:style>
    <style:style style:name="P11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  <style:text-properties style:font-name="Roboto" style:font-name-asian="Roboto1" style:font-name-complex="Roboto1" fo:background-color="#ffffff"/>
    </style:style>
    <style:style style:name="P12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  <style:text-properties style:font-name="Roboto" fo:font-weight="bold" style:font-name-asian="Roboto1" style:font-weight-asian="bold" style:font-name-complex="Roboto1" fo:background-color="#ffffff"/>
    </style:style>
    <style:style style:name="P13" style:family="paragraph" style:parent-style-name="Standard" style:list-style-name="WWNum1">
      <loext:graphic-properties draw:fill="solid" draw:fill-color="#ffffff"/>
      <style:paragraph-properties fo:margin-left="0.6528in" fo:margin-right="0in" fo:text-indent="-0.25in" style:auto-text-indent="false" fo:background-color="#ffffff"/>
    </style:style>
    <style:style style:name="P14" style:family="paragraph" style:parent-style-name="Standard" style:master-page-name="Standard">
      <style:paragraph-properties style:page-number="1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font-name="Roboto" style:text-underline-style="solid" style:text-underline-width="auto" style:text-underline-color="font-color" fo:font-weight="bold" style:font-name-asian="Roboto1" style:font-weight-asian="bold" style:font-name-complex="Roboto1" fo:background-color="#ffffff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Roboto" style:font-name-asian="Roboto1" style:font-name-complex="Roboto1" fo:background-color="#ffffff"/>
    </style:style>
    <style:style style:name="T7" style:family="text">
      <style:text-properties style:font-name="Roboto" fo:font-weight="bold" style:font-name-asian="Roboto1" style:font-weight-asian="bold" style:font-name-complex="Roboto1" fo:background-color="#ffffff"/>
    </style:style>
    <style:style style:name="T8" style:family="text">
      <style:text-properties fo:color="#000000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Assignment Git basics 2 - Day 1</text:span></text:p>
      <text:p text:style-name="Standard"/>
      <text:list xml:id="list3941873428" text:style-name="WWNum3">
        <text:list-item>
          <text:p text:style-name="P3">Git repository - <text:a xlink:type="simple" xlink:href="https://github.com/hkaithwas-ancilar/GitBasics2Assignment2.git" text:style-name="ListLabel_20_37" text:visited-style-name="ListLabel_20_37"><text:span text:style-name="T2">URL</text:span></text:a></text:p>
        </text:list-item>
        <text:list-item>
          <text:p text:style-name="P3">Created a new local repo using -</text:p>
        </text:list-item>
      </text:list>
      <text:list xml:id="list2733489440" text:style-name="WWNum2">
        <text:list-item>
          <text:p text:style-name="P5"><text:span text:style-name="T5">mkdir task-2</text:span></text:p>
        </text:list-item>
        <text:list-item>
          <text:p text:style-name="P5"><text:span text:style-name="T5">git init</text:span></text:p>
        </text:list-item>
      </text:list>
      <text:p text:style-name="P6"/>
      <text:p text:style-name="P6">Question - <text:span text:style-name="T6"><text:s/>What changes did you observe in the current directory after initializing local repo?</text:span></text:p>
      <text:p text:style-name="P6"><text:span text:style-name="T6">Answer - </text:span><text:span text:style-name="T7">new .git directory added to the local repository</text:span></text:p>
      <text:p text:style-name="P7"/>
      <text:list xml:id="list1924763871" text:style-name="WWNum4">
        <text:list-item>
          <text:p text:style-name="P4"><text:span text:style-name="T6">Point remote of your local git repo to the newly created repo on Github </text:span></text:p>
        </text:list-item>
      </text:list>
      <text:p text:style-name="P10"><text:span text:style-name="T7">To verify - git remote -v</text:span></text:p>
      <text:p text:style-name="P10"><text:span text:style-name="T7">Then - git remote add origin https://github.com/hkaithwas-ancilar/GitBasics2Assignment2.git</text:span></text:p>
      <text:p text:style-name="P10"><text:span text:style-name="T6"><text:tab/></text:span></text:p>
      <text:list xml:id="list74330832093551" text:continue-numbering="true" text:style-name="WWNum4">
        <text:list-item>
          <text:p text:style-name="P4"><text:span text:style-name="T6">Print current git configs on terminal</text:span></text:p>
        </text:list-item>
      </text:list>
      <text:p text:style-name="P2"><text:span text:style-name="T6"><text:tab/></text:span><text:span text:style-name="T7">git config –list</text:span></text:p>
      <text:p text:style-name="P1"/>
      <text:list xml:id="list74331216873610" text:continue-numbering="true" text:style-name="WWNum4">
        <text:list-item>
          <text:p text:style-name="P4"><text:span text:style-name="T6">Update git config with your name and email address (only for current repository)</text:span></text:p>
        </text:list-item>
      </text:list>
      <text:p text:style-name="P2"><text:span text:style-name="T6"><text:tab/></text:span><text:span text:style-name="T7">git config --local user.name "Harsh Kumar Kaithwas"</text:span></text:p>
      <text:p text:style-name="P2"><text:span text:style-name="T7"><text:tab/>git config --local user.email "</text:span><text:a xlink:type="simple" xlink:href="mailto:hkaithwas@ancilar.com" text:style-name="ListLabel_20_38" text:visited-style-name="ListLabel_20_38"><text:span text:style-name="T3">hkaithwas@ancilar.com</text:span></text:a><text:span text:style-name="T7">"</text:span></text:p>
      <text:p text:style-name="P2"><text:span text:style-name="T6"><text:tab/></text:span></text:p>
      <text:list xml:id="list74331541421739" text:continue-numbering="true" text:style-name="WWNum4">
        <text:list-item>
          <text:p text:style-name="P4"><text:span text:style-name="T6">Create a file named "test1.txt"</text:span></text:p>
        </text:list-item>
        <text:list-item>
          <text:p text:style-name="P4"><text:span text:style-name="T6">Added line with text "first line in file" in "test1.txt".</text:span></text:p>
        </text:list-item>
      </text:list>
      <text:p text:style-name="P2"><text:span text:style-name="T6"><text:tab/></text:span><text:span text:style-name="T7">echo “"first line in file" &gt; test1.txt</text:span></text:p>
      <text:p text:style-name="P2"><text:span text:style-name="T6"><text:tab/></text:span></text:p>
      <text:list xml:id="list74332834001383" text:continue-numbering="true" text:style-name="WWNum4">
        <text:list-item>
          <text:p text:style-name="P4"><text:soft-page-break/><text:span text:style-name="T6">Push this file to your Github repo.</text:span></text:p>
        </text:list-item>
      </text:list>
      <text:p text:style-name="P2"><text:span text:style-name="T6"><text:tab/></text:span><text:span text:style-name="T7">git add test1.txt</text:span></text:p>
      <text:p text:style-name="P2"><text:span text:style-name="T7"><text:tab/>git status</text:span></text:p>
      <text:p text:style-name="P2"><text:span text:style-name="T7"><text:tab/>git commit -m “added test1.txt”</text:span></text:p>
      <text:p text:style-name="P2"><text:span text:style-name="T7"><text:tab/>git status</text:span></text:p>
      <text:p text:style-name="P2"><text:span text:style-name="T6"><text:tab/></text:span></text:p>
      <text:list xml:id="list74331151125066" text:continue-numbering="true" text:style-name="WWNum4">
        <text:list-item>
          <text:p text:style-name="P4"><text:span text:style-name="T6">Append line with text "second line in file" in "test1.txt".</text:span></text:p>
        </text:list-item>
      </text:list>
      <text:p text:style-name="P10"><text:span text:style-name="T7">echo “second line in file” &gt;&gt; test1.txt</text:span></text:p>
      <text:p text:style-name="P11"/>
      <text:list xml:id="list74330880132030" text:continue-numbering="true" text:style-name="WWNum4">
        <text:list-item>
          <text:p text:style-name="P4"><text:span text:style-name="T6">Add file to the staging area.</text:span></text:p>
        </text:list-item>
        <text:list-item>
          <text:p text:style-name="P4"><text:span text:style-name="T6">Check the status of the file in all staging area</text:span></text:p>
        </text:list-item>
        <text:list-item>
          <text:p text:style-name="P4"><text:span text:style-name="T6">Append line with text "Third line in file" in "test1.txt". (Note status of files across different areas)</text:span></text:p>
        </text:list-item>
      </text:list>
      <text:p text:style-name="P10"><text:span text:style-name="T7">git add .</text:span></text:p>
      <text:p text:style-name="P10"><text:span text:style-name="T7">git status</text:span></text:p>
      <text:p text:style-name="P10"><text:span text:style-name="T7">echo “Third line in file” &gt;&gt; test.txt</text:span></text:p>
      <text:p text:style-name="P8"/>
      <text:list xml:id="list74332519815190" text:continue-numbering="true" text:style-name="WWNum4">
        <text:list-item>
          <text:p text:style-name="P4"><text:span text:style-name="T6">Remove "test1.txt" from the staging area.</text:span></text:p>
        </text:list-item>
      </text:list>
      <text:p text:style-name="P2"><text:span text:style-name="T6"><text:tab/></text:span><text:span text:style-name="T7">git reset test1.txt</text:span></text:p>
      <text:list xml:id="list74331880842564" text:continue-numbering="true" text:style-name="WWNum4">
        <text:list-item>
          <text:p text:style-name="P4"><text:span text:style-name="T6">Create commit with message "My First Commit"</text:span></text:p>
        </text:list-item>
      </text:list>
      <text:p text:style-name="P10"><text:span text:style-name="T7">git commit -m “My First Commit”</text:span></text:p>
      <text:p text:style-name="P11"/>
      <text:list xml:id="list74332809620444" text:continue-numbering="true" text:style-name="WWNum4">
        <text:list-item>
          <text:p text:style-name="P4"><text:span text:style-name="T6">Push commit to the remote repo </text:span></text:p>
        </text:list-item>
      </text:list>
      <text:p text:style-name="P10"><text:span text:style-name="T7">git push origin main</text:span></text:p>
      <text:p text:style-name="P12"/>
      <text:p text:style-name="P9"><text:span text:style-name="T7">NOTE: </text:span><text:span text:style-name="T6">checklist commits pushed to the remote</text:span><text:span text:style-name="T7"> - git log</text:span><text:span text:style-name="T6"> and check the github repository</text:span></text:p>
      <text:p text:style-name="P7"/>
      <text:list xml:id="list1510193187" text:style-name="WWNum1">
        <text:list-item>
          <text:p text:style-name="P13"><text:soft-page-break/><text:span text:style-name="T6">Update message of last commit "My First Commit" to "My Second Commit" (without creating a new commit)</text:span></text:p>
        </text:list-item>
      </text:list>
      <text:p text:style-name="P10"><text:span text:style-name="T7">git commit –amend -m “my second commit”</text:span></text:p>
      <text:p text:style-name="P1"/>
      <text:list xml:id="list74331239908180" text:continue-numbering="true" text:style-name="WWNum1">
        <text:list-item>
          <text:p text:style-name="P13"><text:span text:style-name="T6">Push commit with the updated message to the remote repo</text:span></text:p>
        </text:list-item>
      </text:list>
      <text:p text:style-name="P10"><text:span text:style-name="T7">git push origin main</text:span></text:p>
      <text:p text:style-name="P11"/>
      <text:list xml:id="list74331716837881" text:continue-numbering="true" text:style-name="WWNum1">
        <text:list-item>
          <text:p text:style-name="P13"><text:span text:style-name="T6">Check the difference between the last and second last commits.</text:span></text:p>
        </text:list-item>
      </text:list>
      <text:p text:style-name="P10"><text:span text:style-name="T7">git diff HEAD~1 HEAD</text:span></text:p>
      <text:p text:style-name="P11"/>
      <text:list xml:id="list74332377245824" text:continue-numbering="true" text:style-name="WWNum1">
        <text:list-item>
          <text:p text:style-name="P13"><text:span text:style-name="T6">Revert the last commit and check the updated commit logs history.</text:span></text:p>
        </text:list-item>
      </text:list>
      <text:p text:style-name="P10"><text:span text:style-name="T7">git revert HEAD</text:span></text:p>
      <text:p text:style-name="P11"/>
      <text:list xml:id="list74332398517813" text:continue-numbering="true" text:style-name="WWNum1">
        <text:list-item>
          <text:p text:style-name="P13"><text:span text:style-name="T6">Append the line with text "Fourth line in file" in "test1.txt" and commit it.</text:span></text:p>
        </text:list-item>
        <text:list-item>
          <text:p text:style-name="P13"><text:span text:style-name="T6">Update the last commit such that the "test1.txt" <text:s/>also contains "Fifth line in file" (without creating a new commit)</text:span></text:p>
        </text:list-item>
        <text:list-item>
          <text:p text:style-name="P13"><text:span text:style-name="T6">Push the updated commits to the remote repository</text:span></text:p>
        </text:list-item>
      </text:list>
      <text:p text:style-name="P2"><text:span text:style-name="T6"><text:tab/></text:span><text:span text:style-name="T7">echo “Fourth line in file” &gt;&gt; test.txt</text:span></text:p>
      <text:p text:style-name="P2"><text:span text:style-name="T7"><text:tab/>echo “Fifth line in file” &gt;&gt; test.txt</text:span></text:p>
      <text:p text:style-name="P2"><text:span text:style-name="T7"><text:tab/>git add test1.txt</text:span></text:p>
      <text:p text:style-name="P2"><text:span text:style-name="T7"><text:tab/>git commit –amend –no -edit </text:span></text:p>
      <text:p text:style-name="P2"><text:span text:style-name="T6"><text:tab/></text:span></text:p>
      <text:list xml:id="list74332276641577" text:continue-numbering="true" text:style-name="WWNum1">
        <text:list-item>
          <text:p text:style-name="P13"><text:span text:style-name="T6">Append some content in "test1.txt" file</text:span></text:p>
        </text:list-item>
        <text:list-item>
          <text:p text:style-name="P13"><text:span text:style-name="T6">Pull all the content from remote repository to local repository</text:span></text:p>
        </text:list-item>
        <text:list-item>
          <text:p text:style-name="P13"><text:span text:style-name="T6">Clone the remote repository to some other directory in your local system.</text:span></text:p>
        </text:list-item>
      </text:list>
      <text:p text:style-name="P2"><text:span text:style-name="T6"><text:tab/></text:span><text:span text:style-name="T7">echo “End of assignment 2 git basics”</text:span></text:p>
      <text:p text:style-name="P2"><text:span text:style-name="T7"><text:tab/>git pull origin main</text:span></text:p>
      <text:p text:style-name="P2"><text:span text:style-name="T7"><text:tab/>git clone https://github.com/lvyas-ancilar/github-tut.git</text:span>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22222" fo:font-size="11pt" style:text-underline-style="none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font-name="Roboto" fo:font-family="Roboto" style:font-family-generic="roman" style:font-pitch="variable" style:text-underline-style="solid" style:text-underline-width="auto" style:text-underline-color="font-color" fo:font-weight="bold" style:font-name-asian="Roboto1" style:font-family-asian="Roboto" style:font-family-generic-asian="system" style:font-pitch-asian="variable" style:font-weight-asian="bold" style:font-name-complex="Roboto1" style:font-family-complex="Roboto" style:font-family-generic-complex="system" style:font-pitch-complex="variable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4" meta:word-count="458" meta:character-count="2608" meta:non-whitespace-character-count="2212"/>
    <meta:generator>LibreOfficeDev/6.0.5.2$Linux_X86_64 LibreOffice_project/</meta:generator>
  </office:meta>
</office:document-meta>
</file>